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b8597" officeooo:paragraph-rsid="001b8597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officeooo:rsid="001b8597" officeooo:paragraph-rsid="001b859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e Questions:-</text:p>
      <text:p text:style-name="P1"/>
      <text:list xml:id="list4150663738959921246" text:style-name="L1">
        <text:list-item>
          <text:p text:style-name="P2">Write a program to take user name from command line and print as “Hi &lt;UserGivenName&gt;, Nice to meet you”</text:p>
          <text:list>
            <text:list-item>
              <text:p text:style-name="P2">Sample</text:p>
              <text:list>
                <text:list-item>
                  <text:p text:style-name="P2">Input : Please enter your name:- <text:s/>John (John is user input value)</text:p>
                </text:list-item>
                <text:list-item>
                  <text:p text:style-name="P2">Output : Hi john, Nice to meet you</text:p>
                </text:list-item>
              </text:list>
            </text:list-item>
          </text:list>
        </text:list-item>
        <text:list-item>
          <text:p text:style-name="P2">Write a program to take user name and age and print as “Hi &lt;username&gt;, Your about to &lt;age&gt; years age”</text:p>
        </text:list-item>
        <text:list-item>
          <text:p text:style-name="P2">Read values from command line and print date type of give value in command line.(Use type() function)</text:p>
        </text:list-item>
        <text:list-item>
          <text:p text:style-name="P2">Read two input values from command lines, sum them and check the sum datatype using type() function.</text:p>
          <text:list>
            <text:list-item>
              <text:p text:style-name="P2">Type of input</text:p>
              <text:list>
                <text:list-item>
                  <text:p text:style-name="P2">1,4</text:p>
                </text:list-item>
                <text:list-item>
                  <text:p text:style-name="P2">3,8.9</text:p>
                </text:list-item>
                <text:list-item>
                  <text:p text:style-name="P2">3L,8.9L</text:p>
                </text:list-item>
              </text:list>
            </text:list-item>
          </text:list>
        </text:list-item>
        <text:list-item>
          <text:p text:style-name="P2">Write a program to convert given values in integers.</text:p>
          <text:list>
            <text:list-item>
              <text:p text:style-name="P2">Types of input</text:p>
              <text:list>
                <text:list-item>
                  <text:p text:style-name="P2">4.5</text:p>
                </text:list-item>
                <text:list-item>
                  <text:p text:style-name="P2">6.8</text:p>
                </text:list-item>
                <text:list-item>
                  <text:p text:style-name="P2">9L</text:p>
                </text:list-item>
              </text:list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47:10.048860802</meta:creation-date>
    <dc:date>2018-03-21T23:05:42.673646206</dc:date>
    <meta:editing-duration>PT5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34" meta:character-count="649" meta:non-whitespace-character-count="548"/>
  </office:meta>
</office:document-meta>
</file>